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4pt" officeooo:rsid="000b3f12" officeooo:paragraph-rsid="000b3f12" style:font-size-asian="12.25pt" style:font-size-complex="14pt"/>
    </style:style>
    <style:style style:name="P3" style:family="paragraph" style:parent-style-name="Text_20_body">
      <style:text-properties style:font-name="DejaVu Sans Mono" officeooo:rsid="000b3f12" officeooo:paragraph-rsid="000b3f12"/>
    </style:style>
    <style:style style:name="P4" style:family="paragraph" style:parent-style-name="Text_20_body">
      <style:text-properties style:font-name="DejaVu Sans Mono" fo:font-size="10pt" officeooo:rsid="000b3f12" officeooo:paragraph-rsid="000b3f12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DejaVu Sans Mono" officeooo:paragraph-rsid="000b3f12"/>
    </style:style>
    <style:style style:name="P6" style:family="paragraph" style:parent-style-name="Text_20_body">
      <style:paragraph-properties fo:margin-top="0in" fo:margin-bottom="0in" loext:contextual-spacing="false"/>
      <style:text-properties style:font-name="DejaVu Sans Mono" fo:font-size="11pt" officeooo:rsid="000e4b91" officeooo:paragraph-rsid="000e4b91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DejaVu Sans Mono" fo:font-size="10pt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/>
      <style:text-properties style:font-name="DejaVu Sans Mono" fo:font-size="10pt" officeooo:paragraph-rsid="000b3f12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0b3f12" officeooo:paragraph-rsid="000b3f12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0d300c" officeooo:paragraph-rsid="000d300c" style:font-size-asian="10pt" style:font-size-complex="10pt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0e4b91" officeooo:paragraph-rsid="000e4b91" style:font-size-asian="10pt" style:font-size-complex="10pt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0e4b91" officeooo:paragraph-rsid="00104065" style:font-size-asian="10pt" style:font-size-complex="10pt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104065" officeooo:paragraph-rsid="00104065" style:font-size-asian="10pt" style:font-size-complex="10pt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DejaVu Sans Mono" fo:font-size="10pt" officeooo:rsid="00115583" officeooo:paragraph-rsid="00115583" style:font-size-asian="10pt" style:font-size-complex="10pt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DejaVu Sans Mono" fo:font-size="10pt" fo:font-style="italic" officeooo:rsid="00115583" officeooo:paragraph-rsid="00115583" style:font-size-asian="10pt" style:font-style-asian="italic" style:font-size-complex="10pt" style:font-style-complex="italic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DejaVu Sans Mono" fo:font-size="10pt" fo:font-style="italic" fo:font-weight="normal" officeooo:rsid="000e4b91" officeooo:paragraph-rsid="000e4b91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15583" officeooo:paragraph-rsid="00115583" style:font-size-asian="10pt" style:font-style-asian="normal" style:font-size-complex="10pt" style:font-style-complex="normal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dd1" officeooo:paragraph-rsid="00130dd1" style:font-size-asian="10pt" style:font-style-asian="normal" style:font-size-complex="10pt" style:font-style-complex="normal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dd1" officeooo:paragraph-rsid="00130e70" style:font-size-asian="10pt" style:font-style-asian="normal" style:font-size-complex="10pt" style:font-style-complex="normal"/>
    </style:style>
    <style:style style:name="P20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dd1" officeooo:paragraph-rsid="001ef780" style:font-size-asian="10pt" style:font-style-asian="normal" style:font-size-complex="10pt" style:font-style-complex="normal"/>
    </style:style>
    <style:style style:name="P21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130e70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15a68b" style:font-size-asian="10pt" style:font-style-asian="normal" style:font-size-complex="10pt" style:font-style-complex="normal"/>
    </style:style>
    <style:style style:name="P23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189429" style:font-size-asian="10pt" style:font-style-asian="normal" style:font-size-complex="10pt" style:font-style-complex="normal"/>
    </style:style>
    <style:style style:name="P24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1d91f3" style:font-size-asian="10pt" style:font-style-asian="normal" style:font-size-complex="10pt" style:font-style-complex="normal"/>
    </style:style>
    <style:style style:name="P25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2098df" style:font-size-asian="10pt" style:font-style-asian="normal" style:font-size-complex="10pt" style:font-style-complex="normal"/>
    </style:style>
    <style:style style:name="P26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30e70" officeooo:paragraph-rsid="0020f4b3" style:font-size-asian="10pt" style:font-style-asian="normal" style:font-size-complex="10pt" style:font-style-complex="normal"/>
    </style:style>
    <style:style style:name="P27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89429" officeooo:paragraph-rsid="00189429" style:font-size-asian="10pt" style:font-style-asian="normal" style:font-size-complex="10pt" style:font-style-complex="normal"/>
    </style:style>
    <style:style style:name="P28" style:family="paragraph" style:parent-style-name="Text_20_body">
      <style:paragraph-properties fo:margin-top="0in" fo:margin-bottom="0in" loext:contextual-spacing="false"/>
      <style:text-properties style:font-name="DejaVu Sans Mono" fo:font-size="10pt" fo:font-style="normal" officeooo:rsid="00189429" officeooo:paragraph-rsid="002098df" style:font-size-asian="10pt" style:font-style-asian="normal" style:font-size-complex="10pt" style:font-style-complex="normal"/>
    </style:style>
    <style:style style:name="P29" style:family="paragraph" style:parent-style-name="Text_20_body">
      <style:paragraph-properties fo:margin-top="0in" fo:margin-bottom="0in" loext:contextual-spacing="false"/>
      <style:text-properties style:font-name="DejaVu Sans Mono" fo:font-size="9pt" fo:font-style="normal" officeooo:rsid="00130e70" officeooo:paragraph-rsid="00130e70" style:font-size-asian="9pt" style:font-style-asian="normal" style:font-size-complex="9pt" style:font-style-complex="normal"/>
    </style:style>
    <style:style style:name="P30" style:family="paragraph" style:parent-style-name="Text_20_body">
      <style:paragraph-properties fo:margin-top="0in" fo:margin-bottom="0in" loext:contextual-spacing="false"/>
      <style:text-properties style:font-name="DejaVu Sans Mono" fo:font-size="9pt" officeooo:rsid="00115583" officeooo:paragraph-rsid="00115583" style:font-size-asian="11pt" style:font-size-complex="11pt"/>
    </style:style>
    <style:style style:name="P31" style:family="paragraph" style:parent-style-name="Text_20_body">
      <style:paragraph-properties fo:margin-top="0in" fo:margin-bottom="0in" loext:contextual-spacing="false"/>
      <style:text-properties fo:color="#ff0000" style:font-name="DejaVu Sans Mono" fo:font-size="10pt" officeooo:rsid="000e4b91" officeooo:paragraph-rsid="000e4b91" style:font-size-asian="10pt" style:font-size-complex="10pt"/>
    </style:style>
    <style:style style:name="P32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15583" officeooo:paragraph-rsid="00115583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30dd1" officeooo:paragraph-rsid="00130dd1" style:font-size-asian="11pt" style:font-style-asian="italic" style:font-size-complex="11pt" style:font-style-complex="italic"/>
    </style:style>
    <style:style style:name="P34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30dd1" officeooo:paragraph-rsid="001ef780" style:font-size-asian="11pt" style:font-style-asian="italic" style:font-size-complex="11pt" style:font-style-complex="italic"/>
    </style:style>
    <style:style style:name="P35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30dd1" officeooo:paragraph-rsid="002098df" style:font-size-asian="11pt" style:font-style-asian="italic" style:font-size-complex="11pt" style:font-style-complex="italic"/>
    </style:style>
    <style:style style:name="P36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bc74e" officeooo:paragraph-rsid="001bc74e" style:font-size-asian="11pt" style:font-style-asian="italic" style:font-size-complex="11pt" style:font-style-complex="italic"/>
    </style:style>
    <style:style style:name="P37" style:family="paragraph" style:parent-style-name="Text_20_body">
      <style:paragraph-properties fo:margin-top="0in" fo:margin-bottom="0in" loext:contextual-spacing="false"/>
      <style:text-properties fo:color="#ff0000" style:font-name="DejaVu Sans Mono" fo:font-size="11pt" fo:font-style="italic" officeooo:rsid="001bc74e" officeooo:paragraph-rsid="0020f4b3" style:font-size-asian="11pt" style:font-style-asian="italic" style:font-size-complex="11pt" style:font-style-complex="italic"/>
    </style:style>
    <style:style style:name="P38" style:family="paragraph" style:parent-style-name="Text_20_body">
      <style:paragraph-properties fo:margin-top="0in" fo:margin-bottom="0in" loext:contextual-spacing="false"/>
      <style:text-properties fo:color="#ff7f00" style:font-name="DejaVu Sans Mono" fo:font-size="10pt" fo:font-style="normal" officeooo:rsid="00130e70" officeooo:paragraph-rsid="00130e70" style:font-size-asian="10pt" style:font-style-asian="normal" style:font-size-complex="10pt" style:font-style-complex="normal"/>
    </style:style>
    <style:style style:name="P39" style:family="paragraph" style:parent-style-name="Text_20_body">
      <style:paragraph-properties fo:margin-top="0in" fo:margin-bottom="0in" loext:contextual-spacing="false"/>
      <style:text-properties fo:color="#ff7f00" style:font-name="DejaVu Sans Mono" fo:font-size="10pt" fo:font-style="normal" officeooo:rsid="00130e70" officeooo:paragraph-rsid="001b2ecd" style:font-size-asian="10pt" style:font-style-asian="normal" style:font-size-complex="10pt" style:font-style-complex="normal"/>
    </style:style>
    <style:style style:name="P40" style:family="paragraph" style:parent-style-name="Text_20_body">
      <style:paragraph-properties fo:margin-top="0in" fo:margin-bottom="0in" loext:contextual-spacing="false"/>
      <style:text-properties fo:color="#ff7f00" style:font-name="DejaVu Sans Mono" fo:font-size="10pt" fo:font-style="normal" officeooo:rsid="00130e70" officeooo:paragraph-rsid="002098df" style:font-size-asian="10pt" style:font-style-asian="normal" style:font-size-complex="10pt" style:font-style-complex="normal"/>
    </style:style>
    <style:style style:name="P41" style:family="paragraph" style:parent-style-name="Text_20_body">
      <style:paragraph-properties fo:margin-top="0in" fo:margin-bottom="0in" loext:contextual-spacing="false"/>
      <style:text-properties fo:color="#000000" style:font-name="DejaVu Sans Mono" fo:font-size="9pt" fo:font-style="normal" officeooo:rsid="001b2ecd" officeooo:paragraph-rsid="001b2ecd" style:font-size-asian="9pt" style:font-style-asian="normal" style:font-size-complex="9pt" style:font-style-complex="normal"/>
    </style:style>
    <style:style style:name="P42" style:family="paragraph" style:parent-style-name="Text_20_body">
      <style:paragraph-properties fo:margin-top="0in" fo:margin-bottom="0in" loext:contextual-spacing="false"/>
      <style:text-properties fo:color="#000000" style:font-name="DejaVu Sans Mono" fo:font-size="9pt" fo:font-style="normal" officeooo:rsid="001b2ecd" officeooo:paragraph-rsid="002098df" style:font-size-asian="9pt" style:font-style-asian="normal" style:font-size-complex="9pt" style:font-style-complex="normal"/>
    </style:style>
    <style:style style:name="P43" style:family="paragraph" style:parent-style-name="Text_20_body">
      <style:paragraph-properties fo:margin-top="0in" fo:margin-bottom="0in" loext:contextual-spacing="false"/>
      <style:text-properties fo:color="#000000" style:font-name="DejaVu Sans Mono" fo:font-size="9pt" fo:font-style="normal" style:text-underline-style="none" officeooo:rsid="001b2ecd" officeooo:paragraph-rsid="002098df" style:font-size-asian="9pt" style:font-style-asian="normal" style:font-size-complex="9pt" style:font-style-complex="normal"/>
    </style:style>
    <style:style style:name="P44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bc74e" officeooo:paragraph-rsid="001bc74e" style:font-size-asian="10pt" style:font-style-asian="normal" style:font-size-complex="10pt" style:font-style-complex="normal"/>
    </style:style>
    <style:style style:name="P45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bc74e" officeooo:paragraph-rsid="001d91f3" style:font-size-asian="10pt" style:font-style-asian="normal" style:font-size-complex="10pt" style:font-style-complex="normal"/>
    </style:style>
    <style:style style:name="P46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bc74e" officeooo:paragraph-rsid="0020f4b3" style:font-size-asian="10pt" style:font-style-asian="normal" style:font-size-complex="10pt" style:font-style-complex="normal"/>
    </style:style>
    <style:style style:name="P47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30e70" officeooo:paragraph-rsid="001d91f3" style:font-size-asian="10pt" style:font-style-asian="normal" style:font-size-complex="10pt" style:font-style-complex="normal"/>
    </style:style>
    <style:style style:name="P48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30e70" officeooo:paragraph-rsid="0020f4b3" style:font-size-asian="10pt" style:font-style-asian="normal" style:font-size-complex="10pt" style:font-style-complex="normal"/>
    </style:style>
    <style:style style:name="P49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officeooo:rsid="001d91f3" officeooo:paragraph-rsid="001d91f3" style:font-size-asian="10pt" style:font-style-asian="normal" style:font-size-complex="10pt" style:font-style-complex="normal"/>
    </style:style>
    <style:style style:name="P50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style:text-underline-style="solid" style:text-underline-type="double" style:text-underline-width="auto" style:text-underline-color="font-color" officeooo:rsid="001d91f3" officeooo:paragraph-rsid="001d91f3" style:font-size-asian="10pt" style:font-style-asian="normal" style:font-size-complex="10pt" style:font-style-complex="normal"/>
    </style:style>
    <style:style style:name="P51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style:text-underline-style="solid" style:text-underline-type="double" style:text-underline-width="auto" style:text-underline-color="font-color" officeooo:rsid="00130dd1" officeooo:paragraph-rsid="001ef780" style:font-size-asian="10pt" style:font-style-asian="normal" style:font-size-complex="10pt" style:font-style-complex="normal"/>
    </style:style>
    <style:style style:name="P52" style:family="paragraph" style:parent-style-name="Text_20_body">
      <style:paragraph-properties fo:margin-top="0in" fo:margin-bottom="0in" loext:contextual-spacing="false"/>
      <style:text-properties fo:color="#000000" style:font-name="DejaVu Sans Mono" fo:font-size="10pt" fo:font-style="normal" style:text-underline-style="none" officeooo:rsid="001d91f3" officeooo:paragraph-rsid="0020f4b3" style:font-size-asian="10pt" style:font-style-asian="normal" style:font-size-complex="10pt" style:font-style-complex="normal"/>
    </style:style>
    <style:style style:name="P53" style:family="paragraph" style:parent-style-name="Subtitle">
      <style:text-properties fo:font-size="16pt" style:font-size-asian="16pt" style:font-size-complex="16pt"/>
    </style:style>
    <style:style style:name="P54" style:family="paragraph" style:parent-style-name="Title">
      <style:text-properties fo:font-size="24pt" style:font-size-asian="24pt" style:font-size-complex="24pt"/>
    </style:style>
    <style:style style:name="P55" style:family="paragraph" style:parent-style-name="Heading_20_2">
      <style:text-properties style:font-name="DejaVu Sans Mono"/>
    </style:style>
    <style:style style:name="P56" style:family="paragraph" style:parent-style-name="Heading_20_2">
      <style:text-properties style:font-name="DejaVu Sans Mono" officeooo:rsid="000b3f12"/>
    </style:style>
    <style:style style:name="P57" style:family="paragraph" style:parent-style-name="Heading_20_2">
      <style:text-properties style:font-name="DejaVu Sans Mono" officeooo:rsid="000d300c" officeooo:paragraph-rsid="000d300c"/>
    </style:style>
    <style:style style:name="P58" style:family="paragraph" style:parent-style-name="Heading_20_3">
      <style:text-properties officeooo:rsid="000e4b91" officeooo:paragraph-rsid="000e4b91"/>
    </style:style>
    <style:style style:name="T1" style:family="text">
      <style:text-properties officeooo:rsid="000b3f12"/>
    </style:style>
    <style:style style:name="T2" style:family="text">
      <style:text-properties officeooo:rsid="000d300c"/>
    </style:style>
    <style:style style:name="T3" style:family="text">
      <style:text-properties officeooo:rsid="000e4b91"/>
    </style:style>
    <style:style style:name="T4" style:family="text">
      <style:text-properties officeooo:rsid="00104065"/>
    </style:style>
    <style:style style:name="T5" style:family="text">
      <style:text-properties fo:font-size="10.5pt" fo:font-style="italic" style:text-underline-style="solid" style:text-underline-width="auto" style:text-underline-color="font-color" style:font-size-asian="10.5pt" style:font-style-asian="italic" style:font-size-complex="10.5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officeooo:rsid="00115583"/>
    </style:style>
    <style:style style:name="T8" style:family="text">
      <style:text-properties officeooo:rsid="00130e70"/>
    </style:style>
    <style:style style:name="T9" style:family="text">
      <style:text-properties officeooo:rsid="0015a68b"/>
    </style:style>
    <style:style style:name="T10" style:family="text">
      <style:text-properties officeooo:rsid="0016e06f"/>
    </style:style>
    <style:style style:name="T11" style:family="text">
      <style:text-properties officeooo:rsid="00189429"/>
    </style:style>
    <style:style style:name="T12" style:family="text">
      <style:text-properties officeooo:rsid="001d91f3"/>
    </style:style>
    <style:style style:name="T13" style:family="text">
      <style:text-properties officeooo:rsid="001ef780"/>
    </style:style>
    <style:style style:name="T14" style:family="text">
      <style:text-properties officeooo:rsid="002098df"/>
    </style:style>
    <style:style style:name="T15" style:family="text">
      <style:text-properties officeooo:rsid="0020f4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MINICASH DOCUMENTATION</text:p>
      <text:p text:style-name="P53">Version Alpha</text:p>
      <text:p text:style-name="P2"/>
      <text:p text:style-name="P1"/>
      <text:h text:style-name="P55" text:outline-level="2">Socket ports</text:h>
      <text:p text:style-name="P7">minicashd.<text:span text:style-name="T1">py:</text:span></text:p>
      <text:p text:style-name="P7"><text:tab/><text:span text:style-name="T1">command line: 2223</text:span></text:p>
      <text:p text:style-name="P8"><text:tab/><text:span text:style-name="T1">server: 2222</text:span></text:p>
      <text:p text:style-name="P9">minicashPS.py:</text:p>
      <text:p text:style-name="P9"><text:tab/>server: 9999</text:p>
      <text:p text:style-name="P5"/>
      <text:h text:style-name="P56" text:outline-level="2">Currency details</text:h>
      <text:p text:style-name="P4">1 cash = 1 00<text:span text:style-name="T2">0 000 microcash = 1000 millicash</text:span></text:p>
      <text:p text:style-name="P3"/>
      <text:h text:style-name="P57" text:outline-level="2">Network protocol</text:h>
      <text:p text:style-name="P10">Every packet contains a ‘Type’ key that is one of the:</text:p>
      <text:p text:style-name="P10">HELLO</text:p>
      <text:p text:style-name="P10">REQ_LEDGER</text:p>
      <text:p text:style-name="P10">RESP_LEDGER</text:p>
      <text:p text:style-name="P10">REQ_INTRO_KEY</text:p>
      <text:p text:style-name="P10">RESP_INTRO_KEY</text:p>
      <text:p text:style-name="P10">REQ_IN<text:span text:style-name="T3">TRO_KEY_END</text:span></text:p>
      <text:p text:style-name="P11">REQ_PAY</text:p>
      <text:p text:style-name="P11">RESP_PAY</text:p>
      <text:p text:style-name="P11">REQ_PAY_END</text:p>
      <text:p text:style-name="P11"/>
      <text:p text:style-name="P16">Also contains a ‘Data’ key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8" text:outline-level="3"><text:soft-page-break/>Examples</text:h>
      <text:p text:style-name="P31"><text:span text:style-name="T6">HELLO</text:span>:</text:p>
      <text:p text:style-name="P11">{‘Type’:’HELLO’,</text:p>
      <text:p text:style-name="P11"><text:s/>‘Data’:<text:span text:style-name="T4">[</text:span></text:p>
      <text:p text:style-name="P12"><text:tab/> <text:s text:c="3"/><text:span text:style-name="T4">{</text:span>‘<text:span text:style-name="T4">Fingerprint’:'C4ED6700DFB2A1DF', 'ProofOfWork':2514606},</text:span></text:p>
      <text:p text:style-name="P12"><text:tab/> <text:s text:c="3"/><text:span text:style-name="T4">{'Fingerprint':'A22F2D8422520966', 'ProofOfWork':722303} <text:s/></text:span></text:p>
      <text:p text:style-name="P13"><text:tab/> <text:s/>]</text:p>
      <text:p text:style-name="P13">}</text:p>
      <text:p text:style-name="P13"/>
      <text:p text:style-name="P32">REQ_LEDGER:</text:p>
      <text:p text:style-name="P14">{</text:p>
      <text:p text:style-name="P14"><text:s text:c="2"/>'Type':'REQ_LEDGER',</text:p>
      <text:p text:style-name="P14"><text:s text:c="2"/>'Data': {}</text:p>
      <text:p text:style-name="P14">}</text:p>
      <text:p text:style-name="P30"/>
      <text:p text:style-name="P30"/>
      <text:p text:style-name="P32">RESP_LEDGER:</text:p>
      <text:p text:style-name="P15">{</text:p>
      <text:p text:style-name="P17"><text:s text:c="2"/>‘Type’:’RESP_LEDGER’,</text:p>
      <text:p text:style-name="P17"><text:s text:c="2"/>‘Data’:{</text:p>
      <text:p text:style-name="P17"><text:tab/> <text:s text:c="4"/>‘Ledger’:{</text:p>
      <text:p text:style-name="P17"><text:tab/><text:tab/><text:tab/> <text:s text:c="3"/>'C4ED6700DFB2A1DF_2514606':45423343,</text:p>
      <text:p text:style-name="P17"><text:tab/><text:tab/><text:tab/> <text:s text:c="3"/>‘A22F2D8422520966_3454529’:45560343</text:p>
      <text:p text:style-name="P17"><text:tab/><text:tab/><text:tab/> <text:s/>},</text:p>
      <text:p text:style-name="P17"><text:tab/> <text:s text:c="4"/>‘Signatures’:{</text:p>
      <text:p text:style-name="P17"><text:tab/><text:tab/><text:tab/><text:tab/> 'C4ED6700DFB2A1DF':'-----BEGIN PGP...’,</text:p>
      <text:p text:style-name="P17"><text:tab/><text:tab/><text:tab/><text:tab/> ‘A22F2D8422520966’:’-----BEGIN PGP...’</text:p>
      <text:p text:style-name="P17"><text:tab/> <text:s text:c="2"/><text:tab/><text:tab/> <text:s text:c="5"/><text:span text:style-name="T10">}</text:span></text:p>
      <text:p text:style-name="P17"><text:tab/> <text:s text:c="2"/>}</text:p>
      <text:p text:style-name="P17">}</text:p>
      <text:p text:style-name="P17"/>
      <text:p text:style-name="P17"/>
      <text:p text:style-name="P33">REQ_INTRO_KEY:</text:p>
      <text:p text:style-name="P18">{</text:p>
      <text:p text:style-name="P18"><text:s text:c="2"/>‘Type’:’REQ_INTRO_KEY’,</text:p>
      <text:p text:style-name="P18"><text:s text:c="2"/>‘Data’:{</text:p>
      <text:p text:style-name="P18"><text:tab/> <text:s text:c="4"/>‘Key’:’<text:span text:style-name="T7">C4ED6700DFB2A1DF_2514606',</text:span></text:p>
      <text:p text:style-name="P19"><text:tab/> <text:s text:c="4"/>‘<text:span text:style-name="T8">Checksum’:’e811ba851763f04a1c54591bb748a424’,</text:span></text:p>
      <text:p text:style-name="P18"><text:tab/> <text:s text:c="4"/>‘Sig’:’<text:span text:style-name="T7">-----BEGIN PGP...’,</text:span></text:p>
      <text:p text:style-name="P18"><text:tab/> <text:s text:c="2"/>}</text:p>
      <text:p text:style-name="P18">}</text:p>
      <text:p text:style-name="P18"/>
      <text:p text:style-name="P38"><text:span text:style-name="T5">Explainations</text:span>:</text:p>
      <text:p text:style-name="P29">Key: key to add with the proof of work</text:p>
      <text:p text:style-name="P29">Checksum: the checksum of the ledger after adding the key</text:p>
      <text:p text:style-name="P29">Sig: signature of the checksum with the key</text:p>
      <text:p text:style-name="P18"/>
      <text:p text:style-name="P18"/>
      <text:p text:style-name="P33"><text:soft-page-break/>RESP_INTRO_KEY:</text:p>
      <text:p text:style-name="P21">{</text:p>
      <text:p text:style-name="P21"><text:s text:c="2"/>‘Type’:’RESP_INTRO_KEY’,</text:p>
      <text:p text:style-name="P21"><text:s text:c="2"/>‘Data’:{</text:p>
      <text:p text:style-name="P23"><text:tab/> <text:s text:c="4"/>‘<text:span text:style-name="T11">Checksum’:’</text:span>e811ba851763f04a1c54591bb748a424’,</text:p>
      <text:p text:style-name="P21"><text:tab/> <text:s text:c="4"/>‘<text:span text:style-name="T11">Signatures’: {</text:span></text:p>
      <text:p text:style-name="P22"><text:tab/> <text:s text:c="4"/><text:tab/> ‘<text:span text:style-name="T7">C4ED6700DFB2A1DF’:</text:span>‘<text:span text:style-name="T9">-----BEGIN PGP SIGNED MESSAGE-----\nHa...’,</text:span></text:p>
      <text:p text:style-name="P22"><text:tab/> <text:s text:c="6"/>‘<text:span text:style-name="T7">A22F2D8422520966’:</text:span>‘<text:span text:style-name="T9">-----BEGIN PGP SIGNED MESSAGE-----\nHa...’</text:span></text:p>
      <text:p text:style-name="P22"><text:tab/><text:tab/><text:span text:style-name="T11">}</text:span></text:p>
      <text:p text:style-name="P22"><text:tab/> <text:s text:c="2"/><text:span text:style-name="T9">}</text:span></text:p>
      <text:p text:style-name="P27">}</text:p>
      <text:p text:style-name="P27"/>
      <text:p text:style-name="P39"><text:span text:style-name="T5">Explainations</text:span>:</text:p>
      <text:p text:style-name="P41">Checksum: The checksum of the request packet that was received before</text:p>
      <text:p text:style-name="P41">Signatures: Fingerprints for keys and signatures of the checksum above</text:p>
      <text:p text:style-name="P18"/>
      <text:p text:style-name="P18"/>
      <text:p text:style-name="P36">REQ_INTRO_KEY_END</text:p>
      <text:p text:style-name="P44">{</text:p>
      <text:p text:style-name="P44"><text:s text:c="2"/>‘Type’:’REQ_INTRO_KEY_END’,</text:p>
      <text:p text:style-name="P44"><text:s text:c="2"/>‘Data’:{</text:p>
      <text:p text:style-name="P45"><text:tab/> <text:s text:c="4"/><text:span text:style-name="T8">‘Checksum’:’e811ba851763f04a1c54591bb748a424’,</text:span></text:p>
      <text:p text:style-name="P24"><text:tab/> <text:s text:c="4"/>‘<text:span text:style-name="T11">Signatures’: {</text:span></text:p>
      <text:p text:style-name="P24"><text:tab/> <text:s text:c="4"/><text:tab/> ‘<text:span text:style-name="T7">C4ED6700DFB2A1DF’:</text:span>‘<text:span text:style-name="T9">-----BEGIN PGP SIGNED MESSAGE-----\nHa...’,</text:span></text:p>
      <text:p text:style-name="P24"><text:tab/> <text:s text:c="6"/>‘<text:span text:style-name="T7">A22F2D8422520966’:</text:span>‘<text:span text:style-name="T9">-----BEGIN PGP SIGNED MESSAGE-----\nHa...’</text:span></text:p>
      <text:p text:style-name="P47"><text:tab/><text:tab/><text:span text:style-name="T11">}</text:span></text:p>
      <text:p text:style-name="P47"><text:tab/> <text:s text:c="3"/><text:span text:style-name="T12">}</text:span></text:p>
      <text:p text:style-name="P49">}</text:p>
      <text:p text:style-name="P50"/>
      <text:p text:style-name="P50"/>
      <text:p text:style-name="P34">REQ_<text:span text:style-name="T13">PAY</text:span>:</text:p>
      <text:p text:style-name="P20">{</text:p>
      <text:p text:style-name="P20"><text:s text:c="2"/>‘Type’:’REQ_<text:span text:style-name="T13">PA</text:span>Y’,</text:p>
      <text:p text:style-name="P20"><text:s text:c="2"/>‘Data’:{</text:p>
      <text:p text:style-name="P20"><text:tab/> <text:s text:c="4"/>‘<text:span text:style-name="T13">Fromk</text:span>ey’:’<text:span text:style-name="T7">C4ED6700DFB2A1DF',</text:span></text:p>
      <text:p text:style-name="P20"><text:tab/> <text:s text:c="4"/>‘<text:span text:style-name="T13">Tokey’:’A22F2D8422520966’,</text:span></text:p>
      <text:p text:style-name="P20"><text:tab/> <text:s text:c="4"/>‘<text:span text:style-name="T13">Amount’:345449,</text:span></text:p>
      <text:p text:style-name="P20"><text:tab/> <text:s text:c="4"/>‘<text:span text:style-name="T8">Checksum’:’e811ba851763f04a1c54591bb748a424’,</text:span></text:p>
      <text:p text:style-name="P20"><text:tab/> <text:s text:c="4"/>‘Sig’:’<text:span text:style-name="T7">-----BEGIN PGP...’,</text:span></text:p>
      <text:p text:style-name="P20"><text:tab/> <text:s text:c="2"/>}</text:p>
      <text:p text:style-name="P20">}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5"><text:soft-page-break/>RESP_<text:span text:style-name="T14">PA</text:span>Y:</text:p>
      <text:p text:style-name="P25">{</text:p>
      <text:p text:style-name="P25"><text:s text:c="2"/>‘Type’:’RESP_<text:span text:style-name="T14">PA</text:span>Y’,</text:p>
      <text:p text:style-name="P25"><text:s text:c="2"/>‘Data’:{</text:p>
      <text:p text:style-name="P25"><text:tab/> <text:s text:c="4"/>‘<text:span text:style-name="T11">Checksum’:’</text:span>e811ba851763f04a1c54591bb748a424’,</text:p>
      <text:p text:style-name="P25"><text:tab/> <text:s text:c="4"/>‘<text:span text:style-name="T11">Signatures’: {</text:span></text:p>
      <text:p text:style-name="P25"><text:tab/> <text:s text:c="4"/><text:tab/> ‘<text:span text:style-name="T7">C4ED6700DFB2A1DF’:</text:span>‘<text:span text:style-name="T9">-----BEGIN PGP SIGNED MESSAGE-----\nHa...’,</text:span></text:p>
      <text:p text:style-name="P25"><text:tab/> <text:s text:c="6"/>‘<text:span text:style-name="T7">A22F2D8422520966’:</text:span>‘<text:span text:style-name="T9">-----BEGIN PGP SIGNED MESSAGE-----\nHa...’</text:span></text:p>
      <text:p text:style-name="P25"><text:tab/><text:tab/><text:span text:style-name="T11">}</text:span></text:p>
      <text:p text:style-name="P25"><text:tab/> <text:s text:c="2"/><text:span text:style-name="T9">}</text:span></text:p>
      <text:p text:style-name="P28">}</text:p>
      <text:p text:style-name="P28"/>
      <text:p text:style-name="P40"><text:span text:style-name="T5">Explainations</text:span>:</text:p>
      <text:p text:style-name="P42">Checksum: The checksum of the request packet that was received before</text:p>
      <text:p text:style-name="P43">Signatures: Fingerprints for keys and signatures of the checksum abov<text:span text:style-name="T15">e</text:span></text:p>
      <text:p text:style-name="P43"/>
      <text:p text:style-name="P43"/>
      <text:p text:style-name="P37">RE<text:span text:style-name="T15">Q_PAY</text:span>_END</text:p>
      <text:p text:style-name="P46">{</text:p>
      <text:p text:style-name="P46"><text:s text:c="2"/>‘Type’:’REQ_<text:span text:style-name="T15">PAY</text:span>_END’,</text:p>
      <text:p text:style-name="P46"><text:s text:c="2"/>‘Data’:{</text:p>
      <text:p text:style-name="P46"><text:tab/> <text:s text:c="4"/><text:span text:style-name="T8">‘Checksum’:’e811ba851763f04a1c54591bb748a424’,</text:span></text:p>
      <text:p text:style-name="P26"><text:tab/> <text:s text:c="4"/>‘<text:span text:style-name="T11">Signatures’: {</text:span></text:p>
      <text:p text:style-name="P26"><text:tab/> <text:s text:c="4"/><text:tab/> ‘<text:span text:style-name="T7">C4ED6700DFB2A1DF’:</text:span>‘<text:span text:style-name="T9">-----BEGIN PGP SIGNED MESSAGE-----\nHa...’,</text:span></text:p>
      <text:p text:style-name="P26"><text:tab/> <text:s text:c="6"/>‘<text:span text:style-name="T7">A22F2D8422520966’:</text:span>‘<text:span text:style-name="T9">-----BEGIN PGP SIGNED MESSAGE-----\nHa...’</text:span></text:p>
      <text:p text:style-name="P48"><text:tab/><text:tab/><text:span text:style-name="T11">}</text:span></text:p>
      <text:p text:style-name="P48"><text:tab/> <text:s text:c="3"/><text:span text:style-name="T12">}</text:span></text:p>
      <text:p text:style-name="P5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Aris_20_Heading_20_2" style:display-name="Aris Heading 2" style:family="paragraph" style:parent-style-name="Standard">
      <style:paragraph-properties fo:text-align="center" style:justify-single-word="false"/>
      <style:text-properties style:font-name="DejaVu Sans Mono" fo:font-family="'DejaVu Sans Mono'" style:font-family-generic="modern" style:font-pitch="fixed" fo:font-size="20pt" officeooo:rsid="000b3f12" style:font-size-asian="20pt" style:font-size-complex="2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41:57.518553081</meta:creation-date>
    <dc:date>2018-01-24T12:08:15.605540641</dc:date>
    <meta:editing-duration>PT6H16M24S</meta:editing-duration>
    <meta:editing-cycles>16</meta:editing-cycles>
    <meta:generator>LibreOffice/5.3.7.2.0$Linux_X86_64 LibreOffice_project/30m0$Build-2</meta:generator>
    <meta:document-statistic meta:table-count="0" meta:image-count="0" meta:object-count="0" meta:page-count="4" meta:paragraph-count="123" meta:word-count="272" meta:character-count="2813" meta:non-whitespace-character-count="2382"/>
  </office:meta>
</office:document-meta>
</file>